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4.5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song</text:p>
          </table:table-cell>
          <table:table-cell table:number-columns-repeated="4"/>
          <table:table-cell office:value-type="string">
            <text:p>volume</text:p>
          </table:table-cell>
          <table:table-cell table:number-columns-repeated="3"/>
          <table:table-cell office:value-type="string">
            <text:p>Pers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riving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Cd 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mika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lazaru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Cd 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tev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ngel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one (sm)</text:p>
          </table:table-cell>
          <table:table-cell table:number-columns-repeated="12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>
            <text:p>record</text:p>
          </table:table-cell>
          <table:table-cell table:number-columns-repeated="4"/>
          <table:table-cell office:value-type="string">
            <text:p>artist</text:p>
          </table:table-cell>
          <table:table-cell table:number-columns-repeated="3"/>
          <table:table-cell office:value-type="string">
            <text:p>rol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deadwing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ravo hit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o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porcuping tre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voic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ehnsucht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rammstein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 &amp; m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string">
            <text:p>metallica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string">
            <text:p>san francisco symphony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>
            <text:p>song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record</text:p>
          </table:table-cell>
          <table:table-cell table:style-name="ce1" office:value-type="string">
            <text:p>artist</text:p>
          </table:table-cell>
          <table:table-cell/>
          <table:table-cell table:style-name="ce1" office:value-type="string">
            <text:p>artist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role</text:p>
          </table:table-cell>
          <table:table-cell/>
          <table:table-cell table:style-name="ce1" office:value-type="string">
            <text:p>person</text:p>
          </table:table-cell>
          <table:table-cell table:style-name="ce1" office:value-type="string">
            <text:p>role</text:p>
          </table:table-cell>
          <table:table-cell table:style-name="ce1" office:value-type="string">
            <text:p>artist</text:p>
          </table:table-cell>
          <table:table-cell table:style-name="ce1" office:value-type="string">
            <text:p>record</text:p>
          </table:table-cell>
          <table:table-cell table:style-name="ce1" office:value-type="string">
            <text:p>song</text:p>
          </table:table-cell>
        </table:table-row>
        <table:table-row table:style-name="ro1">
          <table:table-cell/>
          <table:table-cell office:value-type="string">
            <text:p>engel</text:p>
          </table:table-cell>
          <table:table-cell office:value-type="string">
            <text:p>Cd 2</text:p>
          </table:table-cell>
          <table:table-cell table:style-name="ce2" office:value-type="float" office:value="16">
            <text:p>16</text:p>
          </table:table-cell>
          <table:table-cell office:value-type="string">
            <text:p>bravo hits</text:p>
          </table:table-cell>
          <table:table-cell/>
          <table:table-cell office:value-type="string">
            <text:p>opeth</text:p>
          </table:table-cell>
          <table:table-cell office:value-type="string">
            <text:p>mikael</text:p>
          </table:table-cell>
          <table:table-cell office:value-type="string">
            <text:p>voice</text:p>
          </table:table-cell>
          <table:table-cell/>
          <table:table-cell office:value-type="string">
            <text:p>mikael</text:p>
          </table:table-cell>
          <table:table-cell office:value-type="string">
            <text:p>voice</text:p>
          </table:table-cell>
          <table:table-cell office:value-type="string">
            <text:p>op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ngel</text:p>
          </table:table-cell>
          <table:table-cell/>
          <table:table-cell office:value-type="string">
            <text:p>sehnsucht</text:p>
          </table:table-cell>
          <table:table-cell office:value-type="string">
            <text:p>rammstein</text:p>
          </table:table-cell>
          <table:table-cell/>
          <table:table-cell office:value-type="string">
            <text:p>opeth</text:p>
          </table:table-cell>
          <table:table-cell office:value-type="string">
            <text:p>mikael</text:p>
          </table:table-cell>
          <table:table-cell office:value-type="string">
            <text:p>guitar</text:p>
          </table:table-cell>
          <table:table-cell/>
          <table:table-cell office:value-type="string">
            <text:p>mikael</text:p>
          </table:table-cell>
          <table:table-cell office:value-type="string">
            <text:p>guitar</text:p>
          </table:table-cell>
          <table:table-cell office:value-type="string">
            <text:p>ope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ne (sm)</text:p>
          </table:table-cell>
          <table:table-cell office:value-type="string">
            <text:p>Cd 2</text:p>
          </table:table-cell>
          <table:table-cell office:value-type="string">
            <text:p>S &amp; m</text:p>
          </table:table-cell>
          <table:table-cell office:value-type="string">
            <text:p>san francisco symphony</text:p>
          </table:table-cell>
          <table:table-cell/>
          <table:table-cell office:value-type="string">
            <text:p>porcupine</text:p>
          </table:table-cell>
          <table:table-cell office:value-type="string">
            <text:p>steven</text:p>
          </table:table-cell>
          <table:table-cell office:value-type="string">
            <text:p>voice</text:p>
          </table:table-cell>
          <table:table-cell/>
          <table:table-cell office:value-type="string">
            <text:p>steven</text:p>
          </table:table-cell>
          <table:table-cell office:value-type="string">
            <text:p>voice</text:p>
          </table:table-cell>
          <table:table-cell office:value-type="string">
            <text:p>porcup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ne (sm)</text:p>
          </table:table-cell>
          <table:table-cell office:value-type="string">
            <text:p>Cd 2</text:p>
          </table:table-cell>
          <table:table-cell office:value-type="string">
            <text:p>S &amp; m</text:p>
          </table:table-cell>
          <table:table-cell office:value-type="string">
            <text:p>metallica</text:p>
          </table:table-cell>
          <table:table-cell/>
          <table:table-cell office:value-type="string">
            <text:p>porcupine</text:p>
          </table:table-cell>
          <table:table-cell office:value-type="string">
            <text:p>steven</text:p>
          </table:table-cell>
          <table:table-cell office:value-type="string">
            <text:p>guitar</text:p>
          </table:table-cell>
          <table:table-cell/>
          <table:table-cell office:value-type="string">
            <text:p>steven</text:p>
          </table:table-cell>
          <table:table-cell office:value-type="string">
            <text:p>guitar</text:p>
          </table:table-cell>
          <table:table-cell office:value-type="string">
            <text:p>porcup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riving</text:p>
          </table:table-cell>
          <table:table-cell/>
          <table:table-cell office:value-type="string">
            <text:p>deadwing</text:p>
          </table:table-cell>
          <table:table-cell office:value-type="string">
            <text:p>porcuping tree</text:p>
          </table:table-cell>
          <table:table-cell table:number-columns-repeated="5"/>
          <table:table-cell office:value-type="string">
            <text:p>steven</text:p>
          </table:table-cell>
          <table:table-cell office:value-type="string">
            <text:p>voice</text:p>
          </table:table-cell>
          <table:table-cell/>
          <table:table-cell office:value-type="string">
            <text:p>damnation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steven</text:p>
          </table:table-cell>
          <table:table-cell office:value-type="string">
            <text:p>Producer</text:p>
          </table:table-cell>
          <table:table-cell/>
          <table:table-cell office:value-type="string">
            <text:p>damnation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>
            <text:p>record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role</text:p>
          </table:table-cell>
          <table:table-cell/>
          <table:table-cell office:value-type="string">
            <text:p>mikael</text:p>
          </table:table-cell>
          <table:table-cell office:value-type="string">
            <text:p>voice</text:p>
          </table:table-cell>
          <table:table-cell table:number-columns-repeated="2"/>
          <table:table-cell office:value-type="string">
            <text:p>arriving</text:p>
          </table:table-cell>
        </table:table-row>
        <table:table-row table:style-name="ro1">
          <table:table-cell table:number-columns-repeated="6"/>
          <table:table-cell office:value-type="string">
            <text:p>damnation</text:p>
          </table:table-cell>
          <table:table-cell office:value-type="string">
            <text:p>steven</text:p>
          </table:table-cell>
          <table:table-cell office:value-type="string">
            <text:p>voice</text:p>
          </table:table-cell>
          <table:table-cell/>
          <table:table-cell office:value-type="string">
            <text:p>mikael</text:p>
          </table:table-cell>
          <table:table-cell office:value-type="string">
            <text:p>guitar</text:p>
          </table:table-cell>
          <table:table-cell table:number-columns-repeated="2"/>
          <table:table-cell office:value-type="string">
            <text:p>arriving</text:p>
          </table:table-cell>
        </table:table-row>
        <table:table-row table:style-name="ro1">
          <table:table-cell table:number-columns-repeated="6"/>
          <table:table-cell office:value-type="string">
            <text:p>damnation</text:p>
          </table:table-cell>
          <table:table-cell office:value-type="string">
            <text:p>steven</text:p>
          </table:table-cell>
          <table:table-cell office:value-type="string">
            <text:p>Producer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1" office:value-type="string">
            <text:p>song</text:p>
          </table:table-cell>
          <table:table-cell table:style-name="ce1" office:value-type="string">
            <text:p>person</text:p>
          </table:table-cell>
          <table:table-cell table:style-name="ce1" office:value-type="string">
            <text:p>rol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arriving</text:p>
          </table:table-cell>
          <table:table-cell office:value-type="string">
            <text:p>mikael</text:p>
          </table:table-cell>
          <table:table-cell office:value-type="string">
            <text:p>voi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arriving</text:p>
          </table:table-cell>
          <table:table-cell office:value-type="string">
            <text:p>mikael</text:p>
          </table:table-cell>
          <table:table-cell office:value-type="string">
            <text:p>guita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4">14.05.2010</text:date>, <text:time>14:3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4T12:40:31</meta:creation-date>
    <dc:date>2010-05-14T14:30:11</dc:date>
    <meta:editing-duration>PT00H07M13S</meta:editing-duration>
    <meta:editing-cycles>1</meta:editing-cycles>
    <meta:document-statistic meta:table-count="3" meta:cell-count="128" meta:object-count="0"/>
    <meta:generator>OpenOffice.org/3.2$Unix OpenOffice.org_project/320m12$Build-9483</meta:generator>
  </office:meta>
</office:document-meta>
</file>